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1pt" style:font-size-asian="11pt" style:font-size-complex="11pt"/>
    </style:style>
    <style:style style:name="P2" style:family="paragraph" style:parent-style-name="Standard">
      <style:text-properties style:font-name="Ubuntu" fo:font-size="11pt" officeooo:rsid="0010b3bd" officeooo:paragraph-rsid="0010b3bd" style:font-size-asian="11pt" style:font-size-complex="11pt"/>
    </style:style>
    <style:style style:name="P3" style:family="paragraph" style:parent-style-name="Standard">
      <style:text-properties style:font-name="Ubuntu" fo:font-size="11pt" officeooo:rsid="00122079" officeooo:paragraph-rsid="00122079" style:font-size-asian="11pt" style:font-size-complex="11pt"/>
    </style:style>
    <style:style style:name="P4" style:family="paragraph" style:parent-style-name="Standard">
      <style:text-properties style:font-name="Ubuntu" fo:font-size="11pt" officeooo:rsid="001f93fe" officeooo:paragraph-rsid="001f93fe" style:font-size-asian="11pt" style:font-size-complex="11pt"/>
    </style:style>
    <style:style style:name="P5" style:family="paragraph" style:parent-style-name="Standard">
      <style:text-properties style:font-name="Ubuntu" fo:font-size="11pt" officeooo:paragraph-rsid="001996bb" style:font-size-asian="11pt" style:font-size-complex="11pt"/>
    </style:style>
    <style:style style:name="P6" style:family="paragraph" style:parent-style-name="Standard">
      <style:text-properties style:font-name="Ubuntu" fo:font-size="11pt" officeooo:rsid="001230f4" officeooo:paragraph-rsid="00179698" style:font-size-asian="11pt" style:font-size-complex="11pt"/>
    </style:style>
    <style:style style:name="P7" style:family="paragraph" style:parent-style-name="Standard">
      <style:text-properties style:font-name="Ubuntu" fo:font-size="11pt" officeooo:rsid="001a6daf" officeooo:paragraph-rsid="001a6daf" style:font-size-asian="11pt" style:font-size-complex="11pt"/>
    </style:style>
    <style:style style:name="P8" style:family="paragraph" style:parent-style-name="Standard">
      <style:text-properties style:font-name="Ubuntu" fo:font-size="11pt" officeooo:rsid="001a6daf" officeooo:paragraph-rsid="0023ef73" style:font-size-asian="11pt" style:font-size-complex="11pt"/>
    </style:style>
    <style:style style:name="P9" style:family="paragraph" style:parent-style-name="Standard">
      <style:text-properties style:font-name="Ubuntu" fo:font-size="11pt" officeooo:rsid="002182cf" officeooo:paragraph-rsid="002182cf" style:font-size-asian="11pt" style:font-size-complex="11pt"/>
    </style:style>
    <style:style style:name="P10" style:family="paragraph" style:parent-style-name="Standard">
      <style:text-properties style:font-name="Ubuntu" fo:font-size="11pt" officeooo:rsid="00219253" officeooo:paragraph-rsid="00219253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style:font-name="Ubuntu" fo:font-size="11pt" fo:font-weight="normal" officeooo:paragraph-rsid="001256b6" style:font-name-asian="Times New Roman" style:font-size-asian="11pt" style:font-weight-asian="normal" style:font-name-complex="Times New Roman" style:font-size-complex="11pt" style:font-weight-complex="bold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style:font-name="Ubuntu" fo:font-size="11pt" fo:font-weight="normal" officeooo:rsid="001256b6" officeooo:paragraph-rsid="001256b6" style:font-name-asian="Times New Roman" style:font-size-asian="11pt" style:font-weight-asian="normal" style:font-name-complex="Times New Roman" style:font-size-complex="11pt" style:font-weight-complex="bold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13pt" fo:font-weight="normal" officeooo:paragraph-rsid="001256b6" style:font-name-asian="Times New Roman" style:font-size-asian="13pt" style:font-weight-asian="normal" style:font-name-complex="Times New Roman" style:font-size-complex="13pt" style:font-weight-complex="bold"/>
    </style:style>
    <style:style style:name="P14" style:family="paragraph" style:parent-style-name="Heading_20_3">
      <style:text-properties style:font-name="Ubuntu" fo:font-size="11pt" officeooo:paragraph-rsid="001f93fe" style:font-size-asian="11pt" style:font-size-complex="11pt"/>
    </style:style>
    <style:style style:name="P15" style:family="paragraph" style:parent-style-name="Standard">
      <style:text-properties style:font-name="Ubuntu" fo:font-size="11pt" officeooo:rsid="0010b3bd" officeooo:paragraph-rsid="0010b3bd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11pt" fo:font-weight="normal" officeooo:paragraph-rsid="001256b6" style:font-name-asian="Times New Roman" style:font-size-asian="11pt" style:font-weight-asian="normal" style:font-name-complex="Times New Roman" style:font-size-complex="11pt" style:font-weight-complex="bold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style:font-name="Ubuntu" fo:font-size="11pt" fo:font-weight="normal" officeooo:rsid="0024ea1c" officeooo:paragraph-rsid="0024ea1c" style:font-name-asian="Times New Roman" style:font-size-asian="11pt" style:font-weight-asian="normal" style:font-name-complex="Times New Roman" style:font-size-complex="11pt" style:font-weight-complex="bold"/>
    </style:style>
    <style:style style:name="T1" style:family="text">
      <style:text-properties fo:font-weight="normal" officeooo:rsid="0018238c" style:font-weight-asian="normal" style:font-weight-complex="normal"/>
    </style:style>
    <style:style style:name="T2" style:family="text">
      <style:text-properties fo:font-weight="normal" officeooo:rsid="001aa9c4" style:font-weight-asian="normal" style:font-weight-complex="normal"/>
    </style:style>
    <style:style style:name="T3" style:family="text">
      <style:text-properties fo:font-weight="normal" officeooo:rsid="001d0dfa" style:font-weight-asian="normal" style:font-weight-complex="normal"/>
    </style:style>
    <style:style style:name="T4" style:family="text">
      <style:text-properties fo:font-weight="normal" officeooo:rsid="0021658c" style:font-weight-asian="normal" style:font-weight-complex="normal"/>
    </style:style>
    <style:style style:name="T5" style:family="text">
      <style:text-properties officeooo:rsid="001a6daf"/>
    </style:style>
    <style:style style:name="T6" style:family="text">
      <style:text-properties officeooo:rsid="001d0dfa"/>
    </style:style>
    <style:style style:name="T7" style:family="text">
      <style:text-properties officeooo:rsid="0021658c"/>
    </style:style>
    <style:style style:name="T8" style:family="text">
      <style:text-properties officeooo:rsid="002391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narat International University (MIU)</text:p>
      <text:p text:style-name="P16"><text:span text:style-name="T8">Cellular Mobile and Satellite Communication</text:span> (<text:span text:style-name="T8">CSE-472</text:span>)</text:p>
      <text:p text:style-name="P17">Class Test - 1 </text:p>
      <text:p text:style-name="P11"/>
      <text:p text:style-name="P12">ID: …………………………………………………… <text:s text:c="8"/>Time: 25 minutes <text:s text:c="42"/>Point: 20</text:p>
      <text:p text:style-name="P12"/>
      <text:p text:style-name="P4">State Kepler’s Second Law. <text:s text:c="140"/><text:span text:style-name="T7">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" text:outline-level="3"><text:span text:style-name="T3">Explain how a <text:s/>satellite works. <text:s text:c="134"/></text:span><text:span text:style-name="T4">6</text:span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<text:span text:style-name="T2">3. </text:span><text:span text:style-name="T1">Write down some of the pros and cons of Satellite Communication ? <text:s text:c="51"/></text:span><text:span text:style-name="T4">3+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5">4. Fill the blanks with appropriate answer.</text:span> <text:s text:c="111"/><text:span text:style-name="T7">5</text:span></text:p>
      <text:p text:style-name="P6"/>
      <text:p text:style-name="P8"><text:span text:style-name="T6">a</text:span>. In descending node, the satellite crosses the equatorial plane going from ……………..……………. </text:p>
      <text:p text:style-name="P8"/>
      <text:p text:style-name="P8">to <text:s/>…………………………………. .</text:p>
      <text:p text:style-name="P7"/>
      <text:p text:style-name="P7"><text:span text:style-name="T6">b</text:span>. <text:s/>…………………………………………….……. is the angle between ascending node and perigee.</text:p>
      <text:p text:style-name="P7"/>
      <text:p text:style-name="P9">c. <text:s/>The satellites send signals to each other <text:s/>using a <text:s/>………………………………………</text:p>
      <text:p text:style-name="P9"/>
      <text:p text:style-name="P9">d. ………………………………………………… gives the average value of the angular position of the satellite with reference to perigee.</text:p>
      <text:p text:style-name="P9"/>
      <text:p text:style-name="P10">e. The path followed by a satellite around its primary (the earth) will be an …………………………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00:18:34.429434162</meta:creation-date>
    <dc:date>2019-01-23T00:59:40.170173122</dc:date>
    <meta:editing-duration>PT40M43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124" meta:character-count="1282" meta:non-whitespace-character-count="678"/>
  </office:meta>
</office:document-meta>
</file>